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0dee" officeooo:paragraph-rsid="001d0dee"/>
    </style:style>
    <style:style style:name="P2" style:family="paragraph" style:parent-style-name="Standard">
      <style:text-properties officeooo:rsid="002288f0" officeooo:paragraph-rsid="002288f0"/>
    </style:style>
    <style:style style:name="P3" style:family="paragraph" style:parent-style-name="Standard" style:list-style-name="L1">
      <style:text-properties officeooo:rsid="001db0e3" officeooo:paragraph-rsid="001db0e3"/>
    </style:style>
    <style:style style:name="P4" style:family="paragraph" style:parent-style-name="Standard" style:list-style-name="L1">
      <style:text-properties officeooo:rsid="001fa790" officeooo:paragraph-rsid="001fa790"/>
    </style:style>
    <style:style style:name="P5" style:family="paragraph" style:parent-style-name="Standard" style:list-style-name="L1">
      <style:text-properties officeooo:rsid="00208956" officeooo:paragraph-rsid="00208956"/>
    </style:style>
    <style:style style:name="P6" style:family="paragraph" style:parent-style-name="Standard" style:list-style-name="L2">
      <style:text-properties officeooo:rsid="002288f0" officeooo:paragraph-rsid="002288f0"/>
    </style:style>
    <style:style style:name="P7" style:family="paragraph" style:parent-style-name="Standard" style:list-style-name="L2">
      <style:text-properties officeooo:rsid="0022baa5" officeooo:paragraph-rsid="0022baa5"/>
    </style:style>
    <style:style style:name="T1" style:family="text">
      <style:text-properties officeooo:rsid="001db0e3"/>
    </style:style>
    <style:style style:name="T2" style:family="text">
      <style:text-properties officeooo:rsid="001fa790"/>
    </style:style>
    <style:style style:name="T3" style:family="text">
      <style:text-properties officeooo:rsid="002288f0"/>
    </style:style>
    <style:style style:name="T4" style:family="text">
      <style:text-properties officeooo:rsid="002369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18 <text:span text:style-name="T1">ab HA-Hohenlimburg</text:span></text:p>
      <text:p text:style-name="P1"/>
      <text:list xml:id="list1080147417" text:style-name="L1">
        <text:list-item>
          <text:p text:style-name="P3">rechts → Grünrockstraße</text:p>
        </text:list-item>
        <text:list-item>
          <text:p text:style-name="P3">Ampel alte Apotheke links→<text:span text:style-name="T2"> Stennertstraße</text:span></text:p>
        </text:list-item>
        <text:list-item>
          <text:p text:style-name="P4">Ampel HST Hünenpforte (Hausemann &amp; Mager) links</text:p>
        </text:list-item>
        <text:list-item>
          <text:p text:style-name="P4">links → Holthausen → Weißensteinstraße</text:p>
        </text:list-item>
        <text:list-item>
          <text:p text:style-name="P4">nächste rechts Holthauser Straße</text:p>
        </text:list-item>
        <text:list-item>
          <text:p text:style-name="P4">rechts → Schmalenbeckstraße</text:p>
        </text:list-item>
        <text:list-item>
          <text:p text:style-name="P4">Ende links</text:p>
        </text:list-item>
        <text:list-item>
          <text:p text:style-name="P4">Kreisel 1. rechts</text:p>
        </text:list-item>
        <text:list-item>
          <text:p text:style-name="P4">REWE Ihr Kaufpark links → Karl Ernst Osthaus Straße</text:p>
        </text:list-item>
        <text:list-item>
          <text:p text:style-name="P4">Ende rechts</text:p>
        </text:list-item>
        <text:list-item>
          <text:p text:style-name="P4">Ampel Vapiano links</text:p>
        </text:list-item>
        <text:list-item>
          <text:p text:style-name="P4">Rathaus rechts → HST Rathaus an der Volme</text:p>
        </text:list-item>
        <text:list-item>
          <text:p text:style-name="P4">Kreisel 3. → Innenstadt</text:p>
        </text:list-item>
        <text:list-item>
          <text:p text:style-name="P4">Ampel links → HST Volkspark</text:p>
        </text:list-item>
        <text:list-item>
          <text:p text:style-name="P4">nach HST Schwenke rechts → HA BHF</text:p>
        </text:list-item>
        <text:list-item>
          <text:p text:style-name="P4">Altenhagener Brücke (Günlük Taze) links unter Brücke lang</text:p>
        </text:list-item>
        <text:list-item>
          <text:p text:style-name="P5">Staples (Car Glass)→ Eckeseyer Straße → Busspur</text:p>
        </text:list-item>
        <text:list-item>
          <text:p text:style-name="P5">Ende links</text:p>
        </text:list-item>
        <text:list-item>
          <text:p text:style-name="P5">rechts → HST Geitebrücke</text:p>
        </text:list-item>
        <text:list-item>
          <text:p text:style-name="P5">2 spuriger Kreisel 1. → Herdecke</text:p>
        </text:list-item>
        <text:list-item>
          <text:p text:style-name="P5">rechts → Herdecke/Wetter nach Brücke</text:p>
        </text:list-item>
        <text:list-item>
          <text:p text:style-name="P5">Ampel links</text:p>
        </text:list-item>
        <text:list-item>
          <text:p text:style-name="P5">Kreisel 2. → Wetter</text:p>
        </text:list-item>
        <text:list-item>
          <text:p text:style-name="P5">Kreisel 2. → Mühlen Center</text:p>
        </text:list-item>
        <text:list-item>
          <text:p text:style-name="P5">rechts → Rathaus/Altstadt</text:p>
        </text:list-item>
        <text:list-item>
          <text:p text:style-name="P5">links Deutsche Alleenstraße (Kopfsteinpflaster) ???</text:p>
        </text:list-item>
        <text:list-item>
          <text:p text:style-name="P5">Ampel links Hauptstraße</text:p>
        </text:list-item>
        <text:list-item>
          <text:p text:style-name="P5">Ampel links → Witten/Loerfeld →<text:span text:style-name="T4"> Wittener Landstraße</text:span></text:p>
        </text:list-item>
        <text:list-item>
          <text:p text:style-name="P5">rechts → Gewerbegebiet Loerfeld →<text:span text:style-name="T4"> Loerfeldstraße</text:span></text:p>
        </text:list-item>
        <text:list-item>
          <text:p text:style-name="P5">nächste links →<text:span text:style-name="T4"> In der Erdbrügge</text:span></text:p>
        </text:list-item>
        <text:list-item>
          <text:p text:style-name="P5">rechts → Nierfeldstraße</text:p>
        </text:list-item>
        <text:list-item>
          <text:p text:style-name="P5">Kreisel 2. gerade aus</text:p>
        </text:list-item>
        <text:list-item>
          <text:p text:style-name="P5">Ende links</text:p>
        </text:list-item>
        <text:list-item>
          <text:p text:style-name="P5">links → <text:span text:style-name="T3">Vaerstenbergstraße → </text:span>Lottoladen → Landhaus Hesse</text:p>
        </text:list-item>
        <text:list-item>
          <text:p text:style-name="P5">Schanze links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518 ab Herdecke Schanze</text:p>
      <text:p text:style-name="P2"/>
      <text:list xml:id="list4278771733" text:style-name="L2">
        <text:list-item>
          <text:p text:style-name="P6">nach HST Schanze rechts</text:p>
        </text:list-item>
        <text:list-item>
          <text:p text:style-name="P6">rechts → HST Sperlingsweg → Nierfeldstraße</text:p>
        </text:list-item>
        <text:list-item>
          <text:p text:style-name="P6">Kreisel 1. gerade aus</text:p>
        </text:list-item>
        <text:list-item>
          <text:p text:style-name="P6">Ende links</text:p>
        </text:list-item>
        <text:list-item>
          <text:p text:style-name="P6">Ende rechts</text:p>
        </text:list-item>
        <text:list-item>
          <text:p text:style-name="P6">Ende links</text:p>
        </text:list-item>
        <text:list-item>
          <text:p text:style-name="P6">rechts → Dortmunder Landstraße</text:p>
        </text:list-item>
        <text:list-item>
          <text:p text:style-name="P6">rechts → Hauptstraße</text:p>
        </text:list-item>
        <text:list-item>
          <text:p text:style-name="P6">Ende rechts → Brinkstraße → HST Herdecke Rathaus</text:p>
        </text:list-item>
        <text:list-item>
          <text:p text:style-name="P6">Ende links → Kreiseverkehr</text:p>
        </text:list-item>
        <text:list-item>
          <text:p text:style-name="P6">Kreisel 2. gerade aus</text:p>
        </text:list-item>
        <text:list-item>
          <text:p text:style-name="P6">REWE rechts → Hagener Straße</text:p>
        </text:list-item>
        <text:list-item>
          <text:p text:style-name="P7">2 spuriger Kreisel 2. raus → HST Weststraße</text:p>
        </text:list-item>
        <text:list-item>
          <text:p text:style-name="P7">links → Eckeseyer Straße</text:p>
        </text:list-item>
        <text:list-item>
          <text:p text:style-name="P7">nächste rechts</text:p>
        </text:list-item>
        <text:list-item>
          <text:p text:style-name="P7">ende rechts → Blumenladen</text:p>
        </text:list-item>
        <text:list-item>
          <text:p text:style-name="P7">Ampel links</text:p>
        </text:list-item>
        <text:list-item>
          <text:p text:style-name="P7">Altenhagener Brücke (Günlük Taze) rechts → HA BHF</text:p>
        </text:list-item>
        <text:list-item>
          <text:p text:style-name="P7">Sondersignal vor Schwenke links</text:p>
        </text:list-item>
        <text:list-item>
          <text:p text:style-name="P7">Ampel HST Volkspark rechts</text:p>
        </text:list-item>
        <text:list-item>
          <text:p text:style-name="P7">Kreisel 1. rechts → HST Rathaus an der Volme</text:p>
        </text:list-item>
        <text:list-item>
          <text:p text:style-name="P7">nächste links</text:p>
        </text:list-item>
        <text:list-item>
          <text:p text:style-name="P7">rechts → Märkischer Ring</text:p>
        </text:list-item>
        <text:list-item>
          <text:p text:style-name="P7">links → Stadthalle/Mercure Hotel</text:p>
        </text:list-item>
        <text:list-item>
          <text:p text:style-name="P7">Ende rechts</text:p>
        </text:list-item>
        <text:list-item>
          <text:p text:style-name="P7">Kreisel 2. links</text:p>
        </text:list-item>
        <text:list-item>
          <text:p text:style-name="P7">Ende rechts → HST Hühnenpforte → Hausemann &amp; Mager</text:p>
        </text:list-item>
        <text:list-item>
          <text:p text:style-name="P7">rechts → Grünrockstraße</text:p>
        </text:list-item>
        <text:list-item>
          <text:p text:style-name="P7">Ende links → Hohenlimburg BHF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20:03:47.003012256</meta:creation-date>
    <dc:date>2020-05-20T11:05:38.588634122</dc:date>
    <meta:editing-duration>PT38M1S</meta:editing-duration>
    <meta:editing-cycles>2</meta:editing-cycles>
    <meta:generator>LibreOffice/6.0.7.3$Linux_X86_64 LibreOffice_project/00m0$Build-3</meta:generator>
    <meta:print-date>2020-05-20T11:05:42.731637836</meta:print-date>
    <meta:document-statistic meta:table-count="0" meta:image-count="0" meta:object-count="0" meta:page-count="2" meta:paragraph-count="66" meta:word-count="359" meta:character-count="1925" meta:non-whitespace-character-count="1696"/>
  </office:meta>
</office:document-meta>
</file>